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3.431cm"/>
    </style:style>
    <style:style style:name="co4" style:family="table-column">
      <style:table-column-properties fo:break-before="auto" style:column-width="3.104cm"/>
    </style:style>
    <style:style style:name="co5" style:family="table-column">
      <style:table-column-properties fo:break-before="auto" style:column-width="3.295cm"/>
    </style:style>
    <style:style style:name="co6" style:family="table-column">
      <style:table-column-properties fo:break-before="auto" style:column-width="4.519cm"/>
    </style:style>
    <style:style style:name="co7" style:family="table-column">
      <style:table-column-properties fo:break-before="auto" style:column-width="4.247cm"/>
    </style:style>
    <style:style style:name="co8" style:family="table-column">
      <style:table-column-properties fo:break-before="auto" style:column-width="5.119cm"/>
    </style:style>
    <style:style style:name="co9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Année</text:p>
          </table:table-cell>
          <table:table-cell office:value-type="string" calcext:value-type="string">
            <text:p>PIB (France)</text:p>
          </table:table-cell>
          <table:table-cell office:value-type="string" calcext:value-type="string">
            <text:p>PIB (Allemagne)</text:p>
          </table:table-cell>
          <table:table-cell office:value-type="string" calcext:value-type="string">
            <text:p>PIB (Angleterre)</text:p>
          </table:table-cell>
          <table:table-cell office:value-type="string" calcext:value-type="string">
            <text:p>PIB (Italie)</text:p>
          </table:table-cell>
          <table:table-cell office:value-type="string" calcext:value-type="string">
            <text:p>Croissance du PIB (France)</text:p>
          </table:table-cell>
          <table:table-cell office:value-type="string" calcext:value-type="string">
            <text:p>Croissance du PIB (Allemagne)</text:p>
          </table:table-cell>
          <table:table-cell office:value-type="string" calcext:value-type="string">
            <text:p>Croissance du PIB (Angleterre)</text:p>
          </table:table-cell>
          <table:table-cell office:value-type="string" calcext:value-type="string">
            <text:p>Croissance du PIB (Italie)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12060.5398" calcext:value-type="float">
            <text:p>212060,5398</text:p>
          </table:table-cell>
          <table:table-cell office:value-type="float" office:value="333872.6677" calcext:value-type="float">
            <text:p>333872,6677</text:p>
          </table:table-cell>
          <table:table-cell office:value-type="float" office:value="225434.1815" calcext:value-type="float">
            <text:p>225434,1815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31288.947" calcext:value-type="float">
            <text:p>231288,947</text:p>
          </table:table-cell>
          <table:table-cell office:value-type="float" office:value="363305.9902" calcext:value-type="float">
            <text:p>363305,9902</text:p>
          </table:table-cell>
          <table:table-cell table:number-columns-repeated="4"/>
          <table:table-cell office:value-type="float" office:value="0.123379244031428" calcext:value-type="float">
            <text:p>0,123379244</text:p>
          </table:table-cell>
          <table:table-cell office:value-type="float" office:value="0.0817947529810206" calcext:value-type="float">
            <text:p>0,081794753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59265.4449" calcext:value-type="float">
            <text:p>259265,4449</text:p>
          </table:table-cell>
          <table:table-cell office:value-type="float" office:value="401378.7125" calcext:value-type="float">
            <text:p>401378,7125</text:p>
          </table:table-cell>
          <table:table-cell table:number-columns-repeated="4"/>
          <table:table-cell office:value-type="float" office:value="0.0623565869209544" calcext:value-type="float">
            <text:p>0,0623565869</text:p>
          </table:table-cell>
          <table:table-cell office:value-type="float" office:value="0.129556946331469" calcext:value-type="float">
            <text:p>0,1295569463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294680.5649" calcext:value-type="float">
            <text:p>294680,5649</text:p>
          </table:table-cell>
          <table:table-cell office:value-type="float" office:value="441328.2859" calcext:value-type="float">
            <text:p>441328,2859</text:p>
          </table:table-cell>
          <table:table-cell table:number-columns-repeated="4"/>
          <table:table-cell office:value-type="float" office:value="0.0756830995330112" calcext:value-type="float">
            <text:p>0,0756830995</text:p>
          </table:table-cell>
          <table:table-cell office:value-type="float" office:value="0.14977285067379" calcext:value-type="float">
            <text:p>0,1497728507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318816.6629" calcext:value-type="float">
            <text:p>318816,6629</text:p>
          </table:table-cell>
          <table:table-cell office:value-type="float" office:value="478022.1415" calcext:value-type="float">
            <text:p>478022,1415</text:p>
          </table:table-cell>
          <table:table-cell table:number-columns-repeated="4"/>
          <table:table-cell office:value-type="float" office:value="0.0868345031706235" calcext:value-type="float">
            <text:p>0,0868345032</text:p>
          </table:table-cell>
          <table:table-cell office:value-type="float" office:value="0.0697768225815151" calcext:value-type="float">
            <text:p>0,0697768226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350825.8312" calcext:value-type="float">
            <text:p>350825,8312</text:p>
          </table:table-cell>
          <table:table-cell office:value-type="float" office:value="529217.6434" calcext:value-type="float">
            <text:p>529217,6434</text:p>
          </table:table-cell>
          <table:table-cell table:number-columns-repeated="4"/>
          <table:table-cell office:value-type="float" office:value="0.0896110163567173" calcext:value-type="float">
            <text:p>0,0896110164</text:p>
          </table:table-cell>
          <table:table-cell office:value-type="float" office:value="0.130054333757561" calcext:value-type="float">
            <text:p>0,1300543338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385446.8122" calcext:value-type="float">
            <text:p>385446,8122</text:p>
          </table:table-cell>
          <table:table-cell office:value-type="float" office:value="580857.7111" calcext:value-type="float">
            <text:p>580857,7111</text:p>
          </table:table-cell>
          <table:table-cell table:number-columns-repeated="4"/>
          <table:table-cell office:value-type="float" office:value="0.114411901787668" calcext:value-type="float">
            <text:p>0,1144119018</text:p>
          </table:table-cell>
          <table:table-cell office:value-type="float" office:value="0.0892229556575991" calcext:value-type="float">
            <text:p>0,0892229557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428923.0611" calcext:value-type="float">
            <text:p>428923,0611</text:p>
          </table:table-cell>
          <table:table-cell office:value-type="float" office:value="640343.3521" calcext:value-type="float">
            <text:p>640343,3521</text:p>
          </table:table-cell>
          <table:table-cell table:number-columns-repeated="4"/>
          <table:table-cell office:value-type="float" office:value="0.122355677107238" calcext:value-type="float">
            <text:p>0,1223556771</text:p>
          </table:table-cell>
          <table:table-cell office:value-type="float" office:value="0.104889121454266" calcext:value-type="float">
            <text:p>0,1048891215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480860.6975" calcext:value-type="float">
            <text:p>480860,6975</text:p>
          </table:table-cell>
          <table:table-cell office:value-type="float" office:value="721980.1552" calcext:value-type="float">
            <text:p>721980,1552</text:p>
          </table:table-cell>
          <table:table-cell table:number-columns-repeated="4"/>
          <table:table-cell office:value-type="float" office:value="0.066535957283773" calcext:value-type="float">
            <text:p>0,0665359573</text:p>
          </table:table-cell>
          <table:table-cell office:value-type="float" office:value="0.147070391646778" calcext:value-type="float">
            <text:p>0,1470703916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532553.0097" calcext:value-type="float">
            <text:p>532553,0097</text:p>
          </table:table-cell>
          <table:table-cell office:value-type="float" office:value="798180.9709" calcext:value-type="float">
            <text:p>798180,9709</text:p>
          </table:table-cell>
          <table:table-cell table:number-columns-repeated="4"/>
          <table:table-cell office:value-type="float" office:value="0.0841034293654319" calcext:value-type="float">
            <text:p>0,0841034294</text:p>
          </table:table-cell>
          <table:table-cell office:value-type="float" office:value="0.127578890394882" calcext:value-type="float">
            <text:p>0,1275788904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588548.873" calcext:value-type="float">
            <text:p>588548,873</text:p>
          </table:table-cell>
          <table:table-cell office:value-type="float" office:value="877319.7738" calcext:value-type="float">
            <text:p>877319,7738</text:p>
          </table:table-cell>
          <table:table-cell table:number-columns-repeated="4"/>
          <table:table-cell office:value-type="float" office:value="0.0840788654340564" calcext:value-type="float">
            <text:p>0,0840788654</text:p>
          </table:table-cell>
          <table:table-cell office:value-type="float" office:value="0.102592898784484" calcext:value-type="float">
            <text:p>0,1025928988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640740.7617" calcext:value-type="float">
            <text:p>640740,7617</text:p>
          </table:table-cell>
          <table:table-cell office:value-type="float" office:value="928067.4949" calcext:value-type="float">
            <text:p>928067,4949</text:p>
          </table:table-cell>
          <table:table-cell table:number-columns-repeated="4"/>
          <table:table-cell office:value-type="float" office:value="0.0831605723267583" calcext:value-type="float">
            <text:p>0,0831605723</text:p>
          </table:table-cell>
          <table:table-cell office:value-type="float" office:value="0.0664298324319442" calcext:value-type="float">
            <text:p>0,0664298324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674406.9901" calcext:value-type="float">
            <text:p>674406,9901</text:p>
          </table:table-cell>
          <table:table-cell office:value-type="float" office:value="979880.2194" calcext:value-type="float">
            <text:p>979880,2194</text:p>
          </table:table-cell>
          <table:table-cell table:number-columns-repeated="4"/>
          <table:table-cell office:value-type="float" office:value="0.0588882788063549" calcext:value-type="float">
            <text:p>0,0588882788</text:p>
          </table:table-cell>
          <table:table-cell office:value-type="float" office:value="0.0516373481905582" calcext:value-type="float">
            <text:p>0,0516373482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708982.4781" calcext:value-type="float">
            <text:p>708982,4781</text:p>
          </table:table-cell>
          <table:table-cell office:value-type="float" office:value="1043291.6983" calcext:value-type="float">
            <text:p>1043291,6983</text:p>
          </table:table-cell>
          <table:table-cell table:number-columns-repeated="4"/>
          <table:table-cell office:value-type="float" office:value="0.0744446903218494" calcext:value-type="float">
            <text:p>0,0744446903</text:p>
          </table:table-cell>
          <table:table-cell office:value-type="float" office:value="0.0688855067991992" calcext:value-type="float">
            <text:p>0,0688855068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743543.9168" calcext:value-type="float">
            <text:p>743543,9168</text:p>
          </table:table-cell>
          <table:table-cell office:value-type="float" office:value="1101737.2393" calcext:value-type="float">
            <text:p>1101737,2393</text:p>
          </table:table-cell>
          <table:table-cell table:number-columns-repeated="4"/>
          <table:table-cell office:value-type="float" office:value="0.0524989328419646" calcext:value-type="float">
            <text:p>0,0524989328</text:p>
          </table:table-cell>
          <table:table-cell office:value-type="float" office:value="0.0608722590913995" calcext:value-type="float">
            <text:p>0,0608722591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776381.0879" calcext:value-type="float">
            <text:p>776381,0879</text:p>
          </table:table-cell>
          <table:table-cell office:value-type="float" office:value="1149675.0724" calcext:value-type="float">
            <text:p>1149675,0724</text:p>
          </table:table-cell>
          <table:table-cell table:number-columns-repeated="4"/>
          <table:table-cell office:value-type="float" office:value="0.0825323818904383" calcext:value-type="float">
            <text:p>0,0825323819</text:p>
          </table:table-cell>
          <table:table-cell office:value-type="float" office:value="0.0493529929836801" calcext:value-type="float">
            <text:p>0,049352993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816709.2151" calcext:value-type="float">
            <text:p>816709,2151</text:p>
          </table:table-cell>
          <table:table-cell office:value-type="float" office:value="1195538.1412" calcext:value-type="float">
            <text:p>1195538,1412</text:p>
          </table:table-cell>
          <table:table-cell table:number-columns-repeated="4"/>
          <table:table-cell office:value-type="float" office:value="0.0962820764869324" calcext:value-type="float">
            <text:p>0,0962820765</text:p>
          </table:table-cell>
          <table:table-cell office:value-type="float" office:value="0.0582469259389542" calcext:value-type="float">
            <text:p>0,0582469259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885317.6" calcext:value-type="float">
            <text:p>885317,6</text:p>
          </table:table-cell>
          <table:table-cell office:value-type="float" office:value="1283265.8452" calcext:value-type="float">
            <text:p>1283265,8452</text:p>
          </table:table-cell>
          <table:table-cell table:number-columns-repeated="4"/>
          <table:table-cell office:value-type="float" office:value="0.0650506018270068" calcext:value-type="float">
            <text:p>0,0650506018</text:p>
          </table:table-cell>
          <table:table-cell office:value-type="float" office:value="0.0784212195941875" calcext:value-type="float">
            <text:p>0,0784212196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959777.2824" calcext:value-type="float">
            <text:p>959777,2824</text:p>
          </table:table-cell>
          <table:table-cell office:value-type="float" office:value="1385106.7216" calcext:value-type="float">
            <text:p>1385106,7216</text:p>
          </table:table-cell>
          <table:table-cell table:number-columns-repeated="4"/>
          <table:table-cell office:value-type="float" office:value="0.0427321646258086" calcext:value-type="float">
            <text:p>0,0427321646</text:p>
          </table:table-cell>
          <table:table-cell office:value-type="float" office:value="0.0740814406427068" calcext:value-type="float">
            <text:p>0,0740814406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024283.5312" calcext:value-type="float">
            <text:p>1024283,5312</text:p>
          </table:table-cell>
          <table:table-cell office:value-type="float" office:value="1511823.9535" calcext:value-type="float">
            <text:p>1511823,9535</text:p>
          </table:table-cell>
          <table:table-cell table:number-columns-repeated="4"/>
          <table:table-cell office:value-type="float" office:value="0.0202962667896047" calcext:value-type="float">
            <text:p>0,0202962668</text:p>
          </table:table-cell>
          <table:table-cell office:value-type="float" office:value="0.0575838853434116" calcext:value-type="float">
            <text:p>0,0575838853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069374.5939" calcext:value-type="float">
            <text:p>1069374,5939</text:p>
          </table:table-cell>
          <table:table-cell office:value-type="float" office:value="1641943.6733" calcext:value-type="float">
            <text:p>1641943,6733</text:p>
          </table:table-cell>
          <table:table-cell table:number-columns-repeated="4"/>
          <table:table-cell office:value-type="float" office:value="0.0273613480086966" calcext:value-type="float">
            <text:p>0,027361348</text:p>
          </table:table-cell>
          <table:table-cell office:value-type="float" office:value="0.0491816797342482" calcext:value-type="float">
            <text:p>0,0491816797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111247.9561" calcext:value-type="float">
            <text:p>1111247,9561</text:p>
          </table:table-cell>
          <table:table-cell office:value-type="float" office:value="1711680.499" calcext:value-type="float">
            <text:p>1711680,499</text:p>
          </table:table-cell>
          <table:table-cell table:number-columns-repeated="4"/>
          <table:table-cell office:value-type="float" office:value="0.05076954874286" calcext:value-type="float">
            <text:p>0,0507695487</text:p>
          </table:table-cell>
          <table:table-cell office:value-type="float" office:value="0.0313284387515316" calcext:value-type="float">
            <text:p>0,0313284388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130717.3765" calcext:value-type="float">
            <text:p>1130717,3765</text:p>
          </table:table-cell>
          <table:table-cell office:value-type="float" office:value="1735649.957" calcext:value-type="float">
            <text:p>1735649,957</text:p>
          </table:table-cell>
          <table:table-cell table:number-columns-repeated="4"/>
          <table:table-cell office:value-type="float" office:value="0.0623773629347743" calcext:value-type="float">
            <text:p>0,0623773629</text:p>
          </table:table-cell>
          <table:table-cell office:value-type="float" office:value="0.0150616519672851" calcext:value-type="float">
            <text:p>0,015061652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181864.6021" calcext:value-type="float">
            <text:p>1181864,6021</text:p>
          </table:table-cell>
          <table:table-cell office:value-type="float" office:value="1816145.9444" calcext:value-type="float">
            <text:p>1816145,9444</text:p>
          </table:table-cell>
          <table:table-cell table:number-columns-repeated="4"/>
          <table:table-cell office:value-type="float" office:value="0.116533633113439" calcext:value-type="float">
            <text:p>0,1165336331</text:p>
          </table:table-cell>
          <table:table-cell office:value-type="float" office:value="0.0432493312594472" calcext:value-type="float">
            <text:p>0,0432493313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231671.322" calcext:value-type="float">
            <text:p>1231671,322</text:p>
          </table:table-cell>
          <table:table-cell office:value-type="float" office:value="1886241.1656" calcext:value-type="float">
            <text:p>1886241,1656</text:p>
          </table:table-cell>
          <table:table-cell table:number-columns-repeated="4"/>
          <table:table-cell office:value-type="float" office:value="0.0655758907230574" calcext:value-type="float">
            <text:p>0,0655758907</text:p>
          </table:table-cell>
          <table:table-cell office:value-type="float" office:value="0.0503272348179566" calcext:value-type="float">
            <text:p>0,050327234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272041.5399" calcext:value-type="float">
            <text:p>1272041,5399</text:p>
          </table:table-cell>
          <table:table-cell office:value-type="float" office:value="1937762.6259" calcext:value-type="float">
            <text:p>1937762,6259</text:p>
          </table:table-cell>
          <table:table-cell table:number-columns-repeated="4"/>
          <table:table-cell office:value-type="float" office:value="0.0620621555808255" calcext:value-type="float">
            <text:p>0,0620621556</text:p>
          </table:table-cell>
          <table:table-cell office:value-type="float" office:value="0.0322719239126511" calcext:value-type="float">
            <text:p>0,0322719239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332421.0431" calcext:value-type="float">
            <text:p>1332421,0431</text:p>
          </table:table-cell>
          <table:table-cell office:value-type="float" office:value="1983916.8887" calcext:value-type="float">
            <text:p>1983916,8887</text:p>
          </table:table-cell>
          <table:table-cell table:number-columns-repeated="4"/>
          <table:table-cell office:value-type="float" office:value="0.0280030664971795" calcext:value-type="float">
            <text:p>0,0280030665</text:p>
          </table:table-cell>
          <table:table-cell office:value-type="float" office:value="0.0353952425601528" calcext:value-type="float">
            <text:p>0,035395242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403610.3057" calcext:value-type="float">
            <text:p>1403610,3057</text:p>
          </table:table-cell>
          <table:table-cell office:value-type="float" office:value="2040614.8614" calcext:value-type="float">
            <text:p>2040614,8614</text:p>
          </table:table-cell>
          <table:table-cell table:number-columns-repeated="4"/>
          <table:table-cell office:value-type="float" office:value="0.0307161242800891" calcext:value-type="float">
            <text:p>0,0307161243</text:p>
          </table:table-cell>
          <table:table-cell office:value-type="float" office:value="0.0526132895804781" calcext:value-type="float">
            <text:p>0,052613289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467027.8526" calcext:value-type="float">
            <text:p>1467027,8526</text:p>
          </table:table-cell>
          <table:table-cell office:value-type="float" office:value="2118045.3964" calcext:value-type="float">
            <text:p>2118045,3964</text:p>
          </table:table-cell>
          <table:table-cell table:number-columns-repeated="4"/>
          <table:table-cell office:value-type="float" office:value="0.0863855702540062" calcext:value-type="float">
            <text:p>0,0863855703</text:p>
          </table:table-cell>
          <table:table-cell office:value-type="float" office:value="0.0203777774835089" calcext:value-type="float">
            <text:p>0,020377777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82030.8938" calcext:value-type="float">
            <text:p>1582030,8938</text:p>
          </table:table-cell>
          <table:table-cell office:value-type="float" office:value="2189333.8314" calcext:value-type="float">
            <text:p>2189333,8314</text:p>
          </table:table-cell>
          <table:table-cell table:number-columns-repeated="4"/>
          <table:table-cell office:value-type="float" office:value="0.0526825181704028" calcext:value-type="float">
            <text:p>0,0526825182</text:p>
          </table:table-cell>
          <table:table-cell office:value-type="float" office:value="0.0593782912753179" calcext:value-type="float">
            <text:p>0,059378291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682887.0409" calcext:value-type="float">
            <text:p>1682887,0409</text:p>
          </table:table-cell>
          <table:table-cell office:value-type="float" office:value="2283161.8141" calcext:value-type="float">
            <text:p>2283161,8141</text:p>
          </table:table-cell>
          <table:table-cell table:number-columns-repeated="4"/>
          <table:table-cell office:value-type="float" office:value="0.0441177777058247" calcext:value-type="float">
            <text:p>0,0441177777</text:p>
          </table:table-cell>
          <table:table-cell office:value-type="float" office:value="0.0609018880212862" calcext:value-type="float">
            <text:p>0,06090188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761669.8187" calcext:value-type="float">
            <text:p>1761669,8187</text:p>
          </table:table-cell>
          <table:table-cell office:value-type="float" office:value="2345633.8147" calcext:value-type="float">
            <text:p>2345633,8147</text:p>
          </table:table-cell>
          <table:table-cell table:number-columns-repeated="4"/>
          <table:table-cell office:value-type="float" office:value="0.0392360027883664" calcext:value-type="float">
            <text:p>0,0392360028</text:p>
          </table:table-cell>
          <table:table-cell office:value-type="float" office:value="-0.0108587284929226" calcext:value-type="float">
            <text:p>-0,010858728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748671.3911" calcext:value-type="float">
            <text:p>1748671,3911</text:p>
          </table:table-cell>
          <table:table-cell office:value-type="float" office:value="2423404.786" calcext:value-type="float">
            <text:p>2423404,786</text:p>
          </table:table-cell>
          <table:table-cell table:number-columns-repeated="4"/>
          <table:table-cell office:value-type="float" office:value="0.0625939432162957" calcext:value-type="float">
            <text:p>0,0625939432</text:p>
          </table:table-cell>
          <table:table-cell office:value-type="float" office:value="0.0247451983693631" calcext:value-type="float">
            <text:p>0,0247451984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820209.3444" calcext:value-type="float">
            <text:p>1820209,3444</text:p>
          </table:table-cell>
          <table:table-cell office:value-type="float" office:value="2532829.2031" calcext:value-type="float">
            <text:p>2532829,2031</text:p>
          </table:table-cell>
          <table:table-cell table:number-columns-repeated="4"/>
          <table:table-cell office:value-type="float" office:value="0.050954958765498" calcext:value-type="float">
            <text:p>0,0509549588</text:p>
          </table:table-cell>
          <table:table-cell office:value-type="float" office:value="0.0174169302612033" calcext:value-type="float">
            <text:p>0,017416930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919108.7919" calcext:value-type="float">
            <text:p>1919108,7919</text:p>
          </table:table-cell>
          <table:table-cell office:value-type="float" office:value="2654199.1864" calcext:value-type="float">
            <text:p>2654199,1864</text:p>
          </table:table-cell>
          <table:table-cell table:number-columns-repeated="4"/>
          <table:table-cell office:value-type="float" office:value="0.0711363883808605" calcext:value-type="float">
            <text:p>0,0711363884</text:p>
          </table:table-cell>
          <table:table-cell office:value-type="float" office:value="0.0357254106215198" calcext:value-type="float">
            <text:p>0,035725410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052872.6369" calcext:value-type="float">
            <text:p>2052872,6369</text:p>
          </table:table-cell>
          <table:table-cell office:value-type="float" office:value="2857667.954" calcext:value-type="float">
            <text:p>2857667,954</text:p>
          </table:table-cell>
          <table:table-cell table:number-columns-repeated="4"/>
          <table:table-cell office:value-type="float" office:value="0.021269920061021" calcext:value-type="float">
            <text:p>0,0212699201</text:p>
          </table:table-cell>
          <table:table-cell office:value-type="float" office:value="0.0808329073757699" calcext:value-type="float">
            <text:p>0,080832907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178753.481" calcext:value-type="float">
            <text:p>2178753,481</text:p>
          </table:table-cell>
          <table:table-cell office:value-type="float" office:value="3025575.4054" calcext:value-type="float">
            <text:p>3025575,4054</text:p>
          </table:table-cell>
          <table:table-cell table:number-columns-repeated="4"/>
          <table:table-cell office:value-type="float" office:value="0.0132400454657075" calcext:value-type="float">
            <text:p>0,0132400455</text:p>
          </table:table-cell>
          <table:table-cell office:value-type="float" office:value="0.060373698950411" calcext:value-type="float">
            <text:p>0,06037369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262255.6223" calcext:value-type="float">
            <text:p>2262255,6223</text:p>
          </table:table-cell>
          <table:table-cell office:value-type="float" office:value="3156209.9545" calcext:value-type="float">
            <text:p>3156209,9545</text:p>
          </table:table-cell>
          <table:table-cell table:number-columns-repeated="4"/>
          <table:table-cell office:value-type="float" office:value="-0.0364180639193369" calcext:value-type="float">
            <text:p>-0,0364180639</text:p>
          </table:table-cell>
          <table:table-cell office:value-type="float" office:value="0.0502109398940894" calcext:value-type="float">
            <text:p>0,050210939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251640.8369" calcext:value-type="float">
            <text:p>2251640,8369</text:p>
          </table:table-cell>
          <table:table-cell office:value-type="float" office:value="3039630.1848" calcext:value-type="float">
            <text:p>3039630,1848</text:p>
          </table:table-cell>
          <table:table-cell table:number-columns-repeated="4"/>
          <table:table-cell office:value-type="float" office:value="-0.0170114700333221" calcext:value-type="float">
            <text:p>-0,01701147</text:p>
          </table:table-cell>
          <table:table-cell office:value-type="float" office:value="-0.0248117972002759" calcext:value-type="float">
            <text:p>-0,024811797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333922.188" calcext:value-type="float">
            <text:p>2333922,188</text:p>
          </table:table-cell>
          <table:table-cell office:value-type="float" office:value="3241595.3205" calcext:value-type="float">
            <text:p>3241595,3205</text:p>
          </table:table-cell>
          <table:table-cell table:number-columns-repeated="4"/>
          <table:table-cell office:value-type="float" office:value="0.0222812210578317" calcext:value-type="float">
            <text:p>0,0222812211</text:p>
          </table:table-cell>
          <table:table-cell office:value-type="float" office:value="0.0198910767264736" calcext:value-type="float">
            <text:p>0,019891076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438940" calcext:value-type="float">
            <text:p>2438940</text:p>
          </table:table-cell>
          <table:table-cell office:value-type="float" office:value="3447160.2449" calcext:value-type="float">
            <text:p>3447160,2449</text:p>
          </table:table-cell>
          <table:table-cell table:number-columns-repeated="4"/>
          <table:table-cell office:value-type="float" office:value="0.0344115070089595" calcext:value-type="float">
            <text:p>0,034411507</text:p>
          </table:table-cell>
          <table:table-cell office:value-type="float" office:value="0.0350840414734307" calcext:value-type="float">
            <text:p>0,035084041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459767.2753" calcext:value-type="float">
            <text:p>2459767,2753</text:p>
          </table:table-cell>
          <table:table-cell office:value-type="float" office:value="3510900.5892" calcext:value-type="float">
            <text:p>3510900,5892</text:p>
          </table:table-cell>
          <table:table-cell table:number-columns-repeated="4"/>
          <table:table-cell office:value-type="float" office:value="0.0446553464238079" calcext:value-type="float">
            <text:p>0,0446553464</text:p>
          </table:table-cell>
          <table:table-cell office:value-type="float" office:value="0.00351223440479024" calcext:value-type="float">
            <text:p>0,003512234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583313.8615" calcext:value-type="float">
            <text:p>2583313,8615</text:p>
          </table:table-cell>
          <table:table-cell office:value-type="float" office:value="3635993.8739" calcext:value-type="float">
            <text:p>3635993,8739</text:p>
          </table:table-cell>
          <table:table-cell table:number-columns-repeated="4"/>
          <table:table-cell office:value-type="float" office:value="0.0362868445260688" calcext:value-type="float">
            <text:p>0,0362868445</text:p>
          </table:table-cell>
          <table:table-cell office:value-type="float" office:value="0.00625008157505246" calcext:value-type="float">
            <text:p>0,006250081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613370.0335" calcext:value-type="float">
            <text:p>2613370,0335</text:p>
          </table:table-cell>
          <table:table-cell office:value-type="float" office:value="3767762.9438" calcext:value-type="float">
            <text:p>3767762,9438</text:p>
          </table:table-cell>
          <table:table-cell table:number-columns-repeated="4"/>
          <table:table-cell office:value-type="float" office:value="0.0356287173408576" calcext:value-type="float">
            <text:p>0,0356287173</text:p>
          </table:table-cell>
          <table:table-cell office:value-type="float" office:value="0.00106466998640768" calcext:value-type="float">
            <text:p>0,0010646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647705.6686" calcext:value-type="float">
            <text:p>2647705,6686</text:p>
          </table:table-cell>
          <table:table-cell office:value-type="float" office:value="3857071.1529" calcext:value-type="float">
            <text:p>3857071,1529</text:p>
          </table:table-cell>
          <table:table-cell/>
          <table:table-cell table:style-name="ce1" office:value-type="float" office:value="2182580.2585" calcext:value-type="float">
            <text:p>2182580,2585</text:p>
          </table:table-cell>
          <table:table-cell table:number-columns-repeated="2"/>
          <table:table-cell office:value-type="float" office:value="0.123379244031428" calcext:value-type="float">
            <text:p>0,123379244</text:p>
          </table:table-cell>
          <table:table-cell office:value-type="float" office:value="0.013685701043605" calcext:value-type="float">
            <text:p>0,01368570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ource : OCDE (2016), Produit intérieur brut (PIB) (indicateur), doi: 10,1787/dddb17ae-fr (Consulté le 07 septembre 2016)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1971-198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1981-199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1991-200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2001-201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1">00/00/0000</text:date>, <text:time style:data-style-name="N2" text:time-value="08:56:30.1131048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21:16:35.958589408</meta:creation-date>
    <dc:date>2016-09-11T09:17:16.279197961</dc:date>
    <meta:editing-duration>PT22M54S</meta:editing-duration>
    <meta:editing-cycles>4</meta:editing-cycles>
    <meta:generator>LibreOffice/4.2.8.2$Linux_X86_64 LibreOffice_project/420m0$Build-2</meta:generator>
    <meta:document-statistic meta:table-count="1" meta:cell-count="239" meta:object-count="0"/>
  </office:meta>
</office:document-meta>
</file>